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5.85cm"/>
    </style:style>
    <style:style style:name="gr2" style:family="graphic" style:parent-style-name="standard">
      <style:graphic-properties draw:textarea-vertical-align="middle" draw:auto-grow-height="false" fo:min-height="16.641cm" fo:min-width="14.232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15.121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5.589cm" fo:min-width="5.69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4.826cm" svg:x="9.001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732cm" svg:height="16.891cm" svg:x="4.429cm" svg:y="2.651cm">
          <text:p text:style-name="P1">Keep smiling</text:p>
          <text:p text:style-name="P1"/>
          <text:p text:style-name="P1">..ishuuu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" draw:text-style-name="P1" draw:layer="layout" svg:width="15.621cm" svg:height="2.921cm" svg:x="3.159cm" svg:y="22.717cm">
          <text:p text:style-name="P1">World is very beauty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763cm" svg:height="8.255cm" svg:x="10.779cm" svg:y="12.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5.243634875</meta:creation-date>
    <dc:date>2018-02-19T21:24:40.108634481</dc:date>
    <meta:editing-duration>PT38M48S</meta:editing-duration>
    <meta:editing-cycles>3</meta:editing-cycles>
    <meta:generator>LibreOffice/5.1.6.2$Linux_X86_64 LibreOffice_project/10m0$Build-2</meta:generator>
    <meta:document-statistic meta:object-count="4"/>
  </office:meta>
</office:document-meta>
</file>